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67cm" fo:min-width="5.85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966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textarea-horizontal-align="justify" draw:textarea-vertical-align="middle" draw:auto-grow-height="false" fo:min-height="1.401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9.017cm" svg:x="34.782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8cm" svg:height="1.016cm" svg:x="34.909cm" svg:y="2.27cm">
          <draw:text-box>
            <text:p>Key</text:p>
          </draw:text-box>
        </draw:frame>
        <draw:line draw:style-name="gr3" draw:text-style-name="P3" draw:layer="layout" svg:x1="35.036cm" svg:y1="4.556cm" svg:x2="36.687cm" svg:y2="4.556cm">
          <text:p/>
        </draw:line>
        <draw:frame draw:style-name="gr4" draw:text-style-name="P2" draw:layer="layout" svg:width="4.731cm" svg:height="3.338cm" svg:x="36.655cm" svg:y="4.048cm">
          <draw:text-box>
            <text:p>Order of Use</text:p>
            <text:p>(<text:span text:style-name="T1">Arrow indicates what values are being returned from the class)</text:span></text:p>
          </draw:text-box>
        </draw:frame>
        <draw:custom-shape draw:style-name="gr5" draw:text-style-name="P1" xml:id="id3" draw:id="id3" draw:layer="layout" svg:width="4.191cm" svg:height="2.286cm" svg:x="2.397cm" svg:y="2.651cm">
          <text:p text:style-name="P1">Outside call to</text:p>
          <text:p text:style-name="P1">emerge pkg</text:p>
          <draw:enhanced-geometry svg:viewBox="0 0 21600 21600" draw:type="rectangle" draw:enhanced-path="M 0 0 L 21600 0 21600 21600 0 21600 0 0 Z N"/>
        </draw:custom-shape>
        <draw:frame draw:style-name="gr4" draw:text-style-name="P2" xml:id="id2" draw:id="id2" draw:layer="layout" svg:width="2.921cm" svg:height="0.962cm" svg:x="13.7cm" svg:y="3.54cm">
          <draw:text-box>
            <text:p>Emerge</text:p>
          </draw:text-box>
        </draw:frame>
        <draw:frame draw:style-name="gr4" draw:text-style-name="P2" xml:id="id4" draw:id="id4" draw:layer="layout" svg:width="5.715cm" svg:height="0.962cm" svg:x="7.096cm" svg:y="6.261cm">
          <draw:text-box>
            <text:p>emerge --pretend</text:p>
          </draw:text-box>
        </draw:frame>
        <draw:frame draw:style-name="gr4" draw:text-style-name="P2" xml:id="id5" draw:id="id5" draw:layer="layout" svg:width="1.651cm" svg:height="0.962cm" svg:x="14.716cm" svg:y="6.261cm">
          <draw:text-box>
            <text:p>File</text:p>
          </draw:text-box>
        </draw:frame>
        <draw:frame draw:style-name="gr6" draw:text-style-name="P4" xml:id="id1" draw:id="id1" draw:layer="layout" svg:width="1.905cm" svg:height="0.889cm" svg:x="10.906cm" svg:y="3.54cm">
          <draw:text-box>
            <text:p><text:span text:style-name="T2">string</text:span></text:p>
          </draw:text-box>
        </draw:frame>
        <draw:connector draw:style-name="gr3" draw:text-style-name="P3" draw:layer="layout" svg:x1="12.811cm" svg:y1="3.984cm" svg:x2="13.7cm" svg:y2="4.021cm" draw:start-shape="id1" draw:start-glue-point="1" draw:end-shape="id2" draw:end-glue-point="3" svg:d="M12811 3984h445v37h444" svg:viewBox="0 0 890 38">
          <text:p/>
        </draw:connector>
        <draw:frame draw:style-name="gr7" draw:text-style-name="P2" draw:layer="layout" svg:width="1.016cm" svg:height="1.216cm" svg:x="11.922cm" svg:y="4.556cm">
          <draw:text-box>
            <text:p>1</text:p>
          </draw:text-box>
        </draw:frame>
        <draw:frame draw:style-name="gr2" draw:text-style-name="P2" xml:id="id6" draw:id="id6" draw:layer="layout" svg:width="1.905cm" svg:height="1.016cm" svg:x="18.526cm" svg:y="4.429cm">
          <draw:text-box>
            <text:p>Type</text:p>
          </draw:text-box>
        </draw:frame>
        <draw:frame draw:style-name="gr4" draw:text-style-name="P2" draw:layer="layout" svg:width="0.635cm" svg:height="0.962cm" svg:x="17.002cm" svg:y="4.229cm">
          <draw:text-box>
            <text:p>2</text:p>
          </draw:text-box>
        </draw:frame>
        <draw:frame draw:style-name="gr4" draw:text-style-name="P2" xml:id="id7" draw:id="id7" draw:layer="layout" svg:width="3.048cm" svg:height="0.962cm" svg:x="14.081cm" svg:y="9.055cm">
          <draw:text-box>
            <text:p>Package</text:p>
          </draw:text-box>
        </draw:frame>
        <draw:frame draw:style-name="gr2" draw:text-style-name="P2" xml:id="id8" draw:id="id8" draw:layer="layout" svg:width="2.032cm" svg:height="1.016cm" svg:x="21.574cm" svg:y="9.128cm">
          <draw:text-box>
            <text:p>Error</text:p>
          </draw:text-box>
        </draw:frame>
        <draw:connector draw:style-name="gr3" draw:text-style-name="P3" draw:layer="layout" draw:type="curve" svg:x1="6.588cm" svg:y1="3.794cm" svg:x2="10.906cm" svg:y2="3.984cm" draw:start-shape="id3" draw:start-glue-point="1" draw:end-shape="id1" draw:end-glue-point="3" svg:d="M6588 3794c3238 0 1080 190 4318 190" svg:viewBox="0 0 4319 191">
          <text:p/>
        </draw:connector>
        <draw:connector draw:style-name="gr3" draw:text-style-name="P3" draw:layer="layout" draw:type="curve" svg:x1="15.16cm" svg:y1="4.502cm" svg:x2="9.953cm" svg:y2="6.261cm" draw:start-shape="id2" draw:start-glue-point="2" draw:end-shape="id4" draw:end-glue-point="0" svg:d="M15160 4502c0 1320-5207 441-5207 1759" svg:viewBox="0 0 5208 1760">
          <text:p/>
        </draw:connector>
        <draw:connector draw:style-name="gr3" draw:text-style-name="P3" draw:layer="layout" draw:type="curve" svg:x1="12.811cm" svg:y1="6.742cm" svg:x2="14.716cm" svg:y2="6.742cm" draw:start-shape="id4" draw:end-shape="id5" draw:end-glue-point="3" svg:d="M12811 6742h1905" svg:viewBox="0 0 1906 1">
          <text:p/>
        </draw:connector>
        <draw:connector draw:style-name="gr3" draw:text-style-name="P3" draw:layer="layout" draw:type="curve" svg:x1="16.367cm" svg:y1="6.742cm" svg:x2="15.16cm" svg:y2="4.502cm" draw:start-shape="id5" draw:start-glue-point="1" draw:end-shape="id2" draw:end-glue-point="2" svg:d="M16367 6742c750 0 625-680 136-910s-1343-10-1343-1330" svg:viewBox="0 0 1741 2241">
          <text:p/>
        </draw:connector>
        <draw:connector draw:style-name="gr3" draw:text-style-name="P3" draw:layer="layout" draw:type="curve" svg:x1="16.621cm" svg:y1="4.021cm" svg:x2="18.526cm" svg:y2="4.937cm" draw:start-shape="id2" draw:start-glue-point="1" draw:end-shape="id6" draw:end-glue-point="3" svg:d="M16621 4021c1429 0 477 916 1905 916" svg:viewBox="0 0 1906 917">
          <text:p/>
        </draw:connector>
        <draw:connector draw:style-name="gr3" draw:text-style-name="P3" draw:layer="layout" draw:type="curve" svg:x1="19.478cm" svg:y1="5.445cm" svg:x2="17.129cm" svg:y2="9.536cm" draw:start-shape="id6" draw:start-glue-point="2" draw:end-shape="id7" draw:end-glue-point="1" svg:d="M19478 5445c0 2728-783 4091-2349 4091" svg:viewBox="0 0 2350 4092">
          <text:p/>
        </draw:connector>
        <draw:connector draw:style-name="gr3" draw:text-style-name="P3" draw:layer="layout" draw:type="curve" svg:x1="19.478cm" svg:y1="5.445cm" svg:x2="21.574cm" svg:y2="9.636cm" draw:start-shape="id6" draw:start-glue-point="2" draw:end-shape="id8" draw:end-glue-point="3" svg:d="M19478 5445c0 2794 698 4191 2096 4191" svg:viewBox="0 0 2097 4192">
          <text:p/>
        </draw:connector>
        <draw:frame draw:style-name="gr6" draw:text-style-name="P5" draw:layer="layout" svg:width="2.032cm" svg:height="0.889cm" svg:x="19.796cm" svg:y="7.477cm">
          <draw:text-box>
            <text:p><text:span text:style-name="T1">If error</text:span></text:p>
          </draw:text-box>
        </draw:frame>
        <draw:frame draw:style-name="gr8" draw:text-style-name="P5" draw:layer="layout" svg:width="1.778cm" svg:height="0.806cm" svg:x="17.256cm" svg:y="7.477cm">
          <draw:text-box>
            <text:p><text:span text:style-name="T1">If pkg</text:span></text:p>
          </draw:text-box>
        </draw:frame>
        <draw:frame draw:style-name="gr8" draw:text-style-name="P5" xml:id="id9" draw:id="id9" draw:layer="layout" svg:width="1.524cm" svg:height="0.806cm" svg:x="18.653cm" svg:y="10.779cm">
          <draw:text-box>
            <text:p><text:span text:style-name="T1">Else</text:span></text:p>
          </draw:text-box>
        </draw:frame>
        <draw:connector draw:style-name="gr3" draw:text-style-name="P3" draw:layer="layout" draw:type="curve" svg:x1="19.478cm" svg:y1="5.445cm" svg:x2="19.415cm" svg:y2="10.779cm" draw:start-shape="id6" draw:start-glue-point="2" draw:end-shape="id9" draw:end-glue-point="0" svg:d="M19478 5445c0 4000-63 1334-63 5334" svg:viewBox="0 0 64 5335">
          <text:p/>
        </draw:connector>
        <draw:connector draw:style-name="gr3" draw:text-style-name="P3" draw:layer="layout" draw:type="curve" draw:line-skew="0cm 5.693cm" svg:x1="19.415cm" svg:y1="11.585cm" svg:x2="16.621cm" svg:y2="4.021cm" draw:start-shape="id9" draw:start-glue-point="2" draw:end-shape="id2" draw:end-glue-point="1" svg:d="M19415 11585c0 750 1958 626 3775-1453s3494-6111-6569-6111" svg:viewBox="0 0 7944 7985">
          <text:p/>
        </draw:connector>
        <draw:connector draw:style-name="gr3" draw:text-style-name="P3" draw:layer="layout" draw:type="curve" svg:x1="14.081cm" svg:y1="9.536cm" svg:x2="20.038cm" svg:y2="11.994cm" draw:start-shape="id7" draw:start-glue-point="3" svg:d="M14081 9536c-750 0-3728 2458 5957 2458" svg:viewBox="0 0 6979 2459">
          <text:p/>
        </draw:connector>
        <draw:connector draw:style-name="gr3" draw:text-style-name="P3" draw:layer="layout" draw:type="curve" svg:x1="22.59cm" svg:y1="10.144cm" svg:x2="22.825cm" svg:y2="10.548cm" draw:start-shape="id8" draw:start-glue-point="2" svg:d="M22590 10144c0 750 235 548 235 404" svg:viewBox="0 0 236 543">
          <text:p/>
        </draw:connector>
        <draw:frame draw:style-name="gr9" draw:text-style-name="P7" xml:id="id10" draw:id="id10" draw:layer="layout" svg:width="2.286cm" svg:height="0.962cm" svg:x="27.289cm" svg:y="5.699cm">
          <draw:text-box>
            <text:p text:style-name="P6"><text:span text:style-name="T3">Order</text:span></text:p>
          </draw:text-box>
        </draw:frame>
        <draw:frame draw:style-name="gr9" draw:text-style-name="P7" draw:layer="layout" svg:width="2.413cm" svg:height="0.962cm" svg:x="34.909cm" svg:y="8.239cm">
          <draw:text-box>
            <text:p text:style-name="P6"><text:span text:style-name="T3">BOLD</text:span></text:p>
          </draw:text-box>
        </draw:frame>
        <draw:frame draw:style-name="gr10" draw:text-style-name="P2" draw:layer="layout" svg:width="3.302cm" svg:height="1.27cm" svg:x="37.322cm" svg:y="8.239cm">
          <draw:text-box>
            <text:p>Function</text:p>
          </draw:text-box>
        </draw:frame>
        <draw:connector draw:style-name="gr3" draw:text-style-name="P3" draw:layer="layout" draw:type="curve" svg:x1="16.621cm" svg:y1="4.021cm" svg:x2="28.432cm" svg:y2="5.699cm" draw:start-shape="id2" draw:start-glue-point="1" draw:end-shape="id10" draw:end-glue-point="0" svg:d="M16621 4021c7874 0 11811 559 11811 1678" svg:viewBox="0 0 11812 1679">
          <text:p/>
        </draw:connector>
        <draw:frame draw:style-name="gr9" draw:text-style-name="P2" draw:layer="layout" svg:width="0.635cm" svg:height="0.962cm" svg:x="22.463cm" svg:y="3.286cm">
          <draw:text-box>
            <text:p>3</text:p>
          </draw:text-box>
        </draw:frame>
        <draw:custom-shape draw:style-name="gr11" draw:text-style-name="P1" xml:id="id11" draw:id="id11" draw:layer="layout" svg:width="5.08cm" svg:height="1.651cm" svg:x="25.892cm" svg:y="8.366cm">
          <text:p text:style-name="P1"><text:span text:style-name="T4">For</text:span> loop (order)</text:p>
          <draw:enhanced-geometry svg:viewBox="0 0 21600 21600" draw:type="rectangle" draw:enhanced-path="M 0 0 L 21600 0 21600 21600 0 21600 0 0 Z N"/>
        </draw:custom-shape>
        <draw:frame draw:style-name="gr9" draw:text-style-name="P2" xml:id="id12" draw:id="id12" draw:layer="layout" svg:width="2.413cm" svg:height="1.673cm" svg:x="27.289cm" svg:y="12.938cm">
          <draw:text-box>
            <text:p>ebuild (cmd)</text:p>
          </draw:text-box>
        </draw:frame>
        <draw:connector draw:style-name="gr3" draw:text-style-name="P3" draw:layer="layout" draw:type="curve" svg:x1="28.432cm" svg:y1="6.661cm" svg:x2="28.432cm" svg:y2="8.366cm" draw:start-shape="id10" draw:start-glue-point="2" draw:end-shape="id11" draw:end-glue-point="0" svg:d="M28432 6661v1705" svg:viewBox="0 0 1 1706">
          <text:p/>
        </draw:connector>
        <draw:connector draw:style-name="gr3" draw:text-style-name="P3" draw:layer="layout" draw:type="curve" svg:x1="28.432cm" svg:y1="10.017cm" svg:x2="28.495cm" svg:y2="12.938cm" draw:start-shape="id11" draw:start-glue-point="2" draw:end-shape="id12" draw:end-glue-point="0" svg:d="M28432 10017c0 2191 63 731 63 2921" svg:viewBox="0 0 64 2922">
          <text:p/>
        </draw:connector>
        <draw:connector draw:style-name="gr3" draw:text-style-name="P3" draw:layer="layout" draw:type="curve" svg:x1="27.289cm" svg:y1="13.774cm" svg:x2="25.892cm" svg:y2="9.191cm" draw:start-shape="id12" draw:start-glue-point="3" draw:end-shape="id11" draw:end-glue-point="3" svg:d="M27289 13774c-2847 0-2148-4583-1397-4583" svg:viewBox="0 0 2062 4584">
          <text:p/>
        </draw:connector>
        <draw:frame draw:style-name="gr2" draw:text-style-name="P2" draw:layer="layout" svg:width="10.287cm" svg:height="1.016cm" svg:x="2.778cm" svg:y="1.254cm">
          <draw:text-box>
            <text:p>Order of execution for Emer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22:18:29.173525699</meta:creation-date>
    <meta:editing-duration>PT10M17S</meta:editing-duration>
    <meta:editing-cycles>4</meta:editing-cycles>
    <meta:generator>LibreOffice/5.0.3.2$Linux_X86_64 LibreOffice_project/00m0$Build-2</meta:generator>
    <meta:initial-creator>Andrei Tumbar</meta:initial-creator>
    <dc:date>2015-12-22T22:28:40.303596134</dc:date>
    <dc:creator>Andrei Tumbar</dc:creator>
    <meta:document-statistic meta:object-count="40"/>
  </office:meta>
</office:document-meta>
</file>